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bullet text:level="1" text:style-name="WW_CharLFO5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416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1.2416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7416in" text:min-label-width="0.25in"/>
        <style:text-properties style:font-name="Wingdings"/>
      </text:list-level-style-bullet>
    </text:list-style>
    <style:style style:name="P1" style:parent-style-name="Überschrift2" style:master-page-name="MP0" style:family="paragraph">
      <style:paragraph-properties fo:break-before="page" fo:line-height="150%"/>
    </style:style>
    <style:style style:name="P2" style:parent-style-name="Überschrift1" style:family="paragraph">
      <style:paragraph-properties fo:margin-top="0in"/>
    </style:style>
    <style:style style:name="P3" style:parent-style-name="Standard" style:family="paragraph">
      <style:text-properties fo:font-weight="bold" style:font-weight-asian="bold"/>
    </style:style>
    <style:style style:name="T4" style:parent-style-name="Absatz-Standardschriftart" style:family="text">
      <style:text-properties fo:font-style="italic" style:font-style-asian="italic"/>
    </style:style>
    <style:style style:name="T5" style:parent-style-name="Absatz-Standardschriftart" style:family="text">
      <style:text-properties fo:font-style="italic" style:font-style-asian="italic"/>
    </style:style>
    <style:style style:name="P6" style:parent-style-name="Standard" style:family="paragraph">
      <style:text-properties fo:font-weight="bold" style:font-weight-asian="bold"/>
    </style:style>
    <style:style style:name="T7" style:parent-style-name="Absatz-Standardschriftart" style:family="text">
      <style:text-properties fo:font-style="italic" style:font-style-asian="italic"/>
    </style:style>
    <style:style style:name="T8" style:parent-style-name="Absatz-Standardschriftart" style:family="text">
      <style:text-properties fo:font-style="italic" style:font-style-asian="italic"/>
    </style:style>
    <style:style style:name="T9" style:parent-style-name="Absatz-Standardschriftart" style:family="text">
      <style:text-properties fo:font-weight="bold" style:font-weight-asian="bold"/>
    </style:style>
    <style:style style:name="T10" style:parent-style-name="Absatz-Standardschriftart" style:family="text">
      <style:text-properties fo:font-style="italic" style:font-style-asian="italic"/>
    </style:style>
    <style:style style:name="T11" style:parent-style-name="Absatz-Standardschriftart" style:family="text">
      <style:text-properties fo:font-style="italic" style:font-style-asian="italic"/>
    </style:style>
    <style:style style:name="T12" style:parent-style-name="Absatz-Standardschriftart" style:family="text">
      <style:text-properties fo:font-style="italic" style:font-style-asian="italic"/>
    </style:style>
    <style:style style:name="T13" style:parent-style-name="Absatz-Standardschriftart" style:family="text">
      <style:text-properties fo:font-style="italic" style:font-style-asian="italic"/>
    </style:style>
    <style:style style:name="T14" style:parent-style-name="Absatz-Standardschriftart" style:family="text">
      <style:text-properties fo:font-style="italic" style:font-style-asian="italic"/>
    </style:style>
    <style:style style:name="T15" style:parent-style-name="Absatz-Standardschriftart" style:family="text">
      <style:text-properties fo:font-style="italic" style:font-style-asian="italic"/>
    </style:style>
    <style:style style:name="T16" style:parent-style-name="Absatz-Standardschriftart" style:family="text">
      <style:text-properties fo:font-style="italic" style:font-style-asian="italic"/>
    </style:style>
    <style:style style:name="T17" style:parent-style-name="Absatz-Standardschriftart" style:family="text">
      <style:text-properties fo:font-weight="bold" style:font-weight-asian="bold"/>
    </style:style>
    <style:style style:name="P18" style:parent-style-name="Standard" style:family="paragraph"/>
    <style:style style:name="P19" style:parent-style-name="Standard" style:family="paragraph"/>
    <style:style style:name="T20" style:parent-style-name="Absatz-Standardschriftart" style:family="text">
      <style:text-properties style:font-name="Wingdings" style:font-name-asian="Wingdings" style:font-name-complex="Wingdings"/>
    </style:style>
    <style:style style:name="P21" style:parent-style-name="Standard" style:family="paragraph">
      <style:paragraph-properties fo:margin-top="0.1666in"/>
      <style:text-properties fo:font-weight="bold" style:font-weight-asian="bold"/>
    </style:style>
    <style:style style:name="P22" style:parent-style-name="Standard" style:family="paragraph">
      <style:paragraph-properties fo:text-indent="0.25in"/>
      <style:text-properties fo:font-weight="bold" style:font-weight-asian="bold"/>
    </style:style>
    <style:style style:name="P23" style:parent-style-name="Standard" style:family="paragraph"/>
    <style:style style:name="T24" style:parent-style-name="Absatz-Standardschriftart" style:family="text">
      <style:text-properties fo:font-style="italic" style:font-style-asian="italic"/>
    </style:style>
    <style:style style:name="T25" style:parent-style-name="Absatz-Standardschriftart" style:family="text">
      <style:text-properties fo:font-style="italic" style:font-style-asian="italic"/>
    </style:style>
    <style:style style:name="T26" style:parent-style-name="Absatz-Standardschriftart" style:family="text">
      <style:text-properties fo:font-style="italic" style:font-style-asian="italic"/>
    </style:style>
    <style:style style:name="P27" style:parent-style-name="Standard" style:family="paragraph"/>
    <style:style style:name="T28" style:parent-style-name="Absatz-Standardschriftart" style:family="text">
      <style:text-properties fo:font-weight="bold" style:font-weight-asian="bold"/>
    </style:style>
    <style:style style:name="T29" style:parent-style-name="Absatz-Standardschriftart" style:family="text">
      <style:text-properties fo:font-weight="bold" style:font-weight-asian="bold"/>
    </style:style>
    <style:style style:name="T30" style:parent-style-name="Absatz-Standardschriftart" style:family="text">
      <style:text-properties fo:font-weight="bold" style:font-weight-asian="bold"/>
    </style:style>
    <style:style style:name="P31" style:parent-style-name="Standard" style:family="paragraph"/>
    <style:style style:name="T32" style:parent-style-name="Absatz-Standardschriftart" style:family="text">
      <style:text-properties fo:font-weight="bold" style:font-weight-asian="bold"/>
    </style:style>
    <style:style style:name="T33" style:parent-style-name="Absatz-Standardschriftart" style:family="text">
      <style:text-properties fo:font-weight="bold" style:font-weight-asian="bold"/>
    </style:style>
    <style:style style:name="T34" style:parent-style-name="Absatz-Standardschriftart" style:family="text">
      <style:text-properties fo:font-weight="bold" style:font-weight-asian="bold"/>
    </style:style>
    <style:style style:name="T35" style:parent-style-name="Absatz-Standardschriftart" style:family="text">
      <style:text-properties fo:font-weight="bold" style:font-weight-asian="bold"/>
    </style:style>
    <style:style style:name="T36" style:parent-style-name="Absatz-Standardschriftart" style:family="text">
      <style:text-properties fo:font-weight="bold" style:font-weight-asian="bold"/>
    </style:style>
    <style:style style:name="T37" style:parent-style-name="Absatz-Standardschriftart" style:family="text">
      <style:text-properties fo:font-weight="bold" style:font-weight-asian="bold"/>
    </style:style>
    <style:style style:name="T38" style:parent-style-name="Absatz-Standardschriftart" style:family="text">
      <style:text-properties fo:font-weight="bold" style:font-weight-asian="bold"/>
    </style:style>
    <style:style style:name="P39" style:parent-style-name="Standard" style:family="paragraph"/>
    <style:style style:name="T40" style:parent-style-name="Absatz-Standardschriftart" style:family="text">
      <style:text-properties fo:font-weight="bold" style:font-weight-asian="bold"/>
    </style:style>
    <style:style style:name="T41" style:parent-style-name="Absatz-Standardschriftart" style:family="text">
      <style:text-properties fo:font-weight="bold" style:font-weight-asian="bold"/>
    </style:style>
    <style:style style:name="P42" style:parent-style-name="Standard" style:family="paragraph"/>
    <style:style style:name="T43" style:parent-style-name="Absatz-Standardschriftart" style:family="text">
      <style:text-properties fo:font-weight="bold" style:font-weight-asian="bold"/>
    </style:style>
    <style:style style:name="T44" style:parent-style-name="Absatz-Standardschriftart" style:family="text">
      <style:text-properties fo:font-weight="bold" style:font-weight-asian="bold"/>
    </style:style>
    <style:style style:name="P45" style:parent-style-name="Standard" style:family="paragraph"/>
    <style:style style:name="T46" style:parent-style-name="Absatz-Standardschriftart" style:family="text">
      <style:text-properties fo:font-weight="bold" style:font-weight-asian="bold"/>
    </style:style>
    <style:style style:name="T47" style:parent-style-name="Absatz-Standardschriftart" style:family="text">
      <style:text-properties fo:font-weight="bold" style:font-weight-asian="bold"/>
    </style:style>
    <style:style style:name="T48" style:parent-style-name="Absatz-Standardschriftart" style:family="text">
      <style:text-properties fo:font-weight="bold" style:font-weight-asian="bold"/>
    </style:style>
    <style:style style:name="T49" style:parent-style-name="Absatz-Standardschriftart" style:family="text">
      <style:text-properties fo:font-weight="bold" style:font-weight-asian="bold"/>
    </style:style>
    <style:style style:name="P50" style:parent-style-name="Standard" style:family="paragraph"/>
    <style:style style:name="T51" style:parent-style-name="Absatz-Standardschriftart" style:family="text">
      <style:text-properties fo:font-weight="bold" style:font-weight-asian="bold"/>
    </style:style>
    <style:style style:name="T52" style:parent-style-name="Absatz-Standardschriftart" style:family="text">
      <style:text-properties fo:font-weight="bold" style:font-weight-asian="bold"/>
    </style:style>
    <style:style style:name="T53" style:parent-style-name="Absatz-Standardschriftart" style:family="text">
      <style:text-properties fo:font-weight="bold" style:font-weight-asian="bold"/>
    </style:style>
    <style:style style:name="T54" style:parent-style-name="Absatz-Standardschriftart" style:family="text">
      <style:text-properties fo:font-weight="bold" style:font-weight-asian="bold"/>
    </style:style>
    <style:style style:name="T55" style:parent-style-name="Absatz-Standardschriftart" style:family="text">
      <style:text-properties fo:font-weight="bold" style:font-weight-asian="bold"/>
    </style:style>
    <style:style style:name="P56" style:parent-style-name="Standard" style:family="paragraph"/>
    <style:style style:name="T57" style:parent-style-name="Absatz-Standardschriftart" style:family="text">
      <style:text-properties fo:font-weight="bold" style:font-weight-asian="bold"/>
    </style:style>
    <style:style style:name="P58" style:parent-style-name="Standard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59" style:parent-style-name="Standard" style:family="paragraph"/>
  </office:automatic-styles>
  <office:body>
    <office:text text:use-soft-page-breaks="true">
      <text:h text:style-name="P1" text:outline-level="2">Women Techmakers Hamburg – HTML &amp; CSS</text:h>
      <text:h text:style-name="P2" text:outline-level="1">Group<text:s/>5<text:s/>–<text:s/>mentors.html</text:h>
      <text:p text:style-name="Standard"/>
      <text:p text:style-name="P3">Your task</text:p>
      <text:p text:style-name="Standard">Develop the <text:s/><text:span text:style-name="T4">mentors</text:span><text:span text:style-name="T5">.html</text:span><text:s/>page for our<text:s/>WTM website in your group.<text:s/>The result should look something like this:</text:p>
      <text:p text:style-name="Standard">[Insert<text:s/>result.html<text:s/>Screenshot here]</text:p>
      <text:p text:style-name="Standard"/>
      <text:p text:style-name="P6">Cheat sheet</text:p>
      <text:p text:style-name="Standard">You should use the<text:s/><text:a xlink:href="http://www.responsivegridsystem.com/" office:target-frame-name="_top" xlink:show="replace"><text:span text:style-name="Hyperlink">Responsive Grid System</text:span></text:a><text:s/>CSS classes for layouting.<text:s/></text:p>
      <text:p text:style-name="Standard">Use<text:s/>the CSS classes<text:s/>„<text:span text:style-name="T7">section group</text:span><text:span text:style-name="T8">“<text:s/></text:span>for dividing your document into<text:s/><text:span text:style-name="T9">sections</text:span><text:s/>(horizontally) and<text:s/><text:span text:style-name="T10"><text:s/></text:span><text:span text:style-name="T11"><text:s text:c="5"/>„col span_</text:span><text:span text:style-name="T12">X</text:span><text:span text:style-name="T13">_of_</text:span><text:span text:style-name="T14">Y</text:span><text:span text:style-name="T15">"</text:span><text:span text:style-name="T16"><text:s/></text:span>for<text:s/><text:span text:style-name="T17">columns</text:span><text:s/>(vertically). Replace <text:s/>Y with the total number of columns you want to use for your layout and X with the amount of columns your element should take up.<text:s/>You can use these classes on &lt;div&gt;, &lt;article&gt; and other HTML elements.</text:p>
      <text:p text:style-name="Standard">If you can’t remember all the HTML and CSS we’re asking you to use, don’t hesitate to have a look at the cheat sheets:<text:s/></text:p>
      <text:list text:style-name="LFO3" text:continue-numbering="true">
        <text:list-item>
          <text:p text:style-name="P18"><text:a xlink:href="https://www.bluehost.com/blog/website-design/html-css-cheat-sheet-infographic-4181/" office:target-frame-name="_top" xlink:show="replace"><text:span text:style-name="Hyperlink">HTML &amp; CSS cheat sheet</text:span></text:a></text:p>
        </text:list-item>
        <text:list-item>
          <text:p text:style-name="P19"><text:a xlink:href="http://www.studyweb.com/wp-content/uploads/html5_cheat_sheet_tags.png" office:target-frame-name="_top" xlink:show="replace"><text:span text:style-name="Hyperlink">HTML</text:span><text:span text:style-name="Hyperlink">5</text:span><text:span text:style-name="Hyperlink"><text:s/>tags cheat sheet</text:span></text:a><text:s/></text:p>
        </text:list-item>
      </text:list>
      <text:p text:style-name="Standard">Ask your mentors for help if you’re stuck or confused!<text:s/><text:span text:style-name="T20"></text:span></text:p>
      <text:p text:style-name="P21">Steps to get it done</text:p>
      <text:p text:style-name="P22">HTML</text:p>
      <text:list text:style-name="LFO2" text:continue-numbering="true">
        <text:list-item>
          <text:p text:style-name="P23">Copy the contents of<text:s/><text:span text:style-name="T24">index.html</text:span><text:s/>and rename it to<text:s/><text:span text:style-name="T25">mentors</text:span><text:span text:style-name="T26">.html</text:span>. Keep the file in the same folder.</text:p>
        </text:list-item>
        <text:list-item>
          <text:p text:style-name="P27">Inside the &lt;main&gt;&lt;section&gt;<text:s/>of your HTML<text:s/>document add a<text:s/><text:span text:style-name="T28">section</text:span><text:span text:style-name="T29"><text:s/>container<text:s/></text:span>for displaying the headline.<text:s/>Your page’s topic should go inside an &lt;h2&gt; tag.<text:s/>Add an<text:s/><text:span text:style-name="T30">image</text:span><text:s/>of one of our past meetups inside the headline section.</text:p>
        </text:list-item>
        <text:list-item>
          <text:p text:style-name="P31">Add a<text:s/><text:span text:style-name="T32">section</text:span><text:span text:style-name="T33"><text:s/></text:span><text:span text:style-name="T34">article</text:span><text:s/>below the headline container. This<text:s/>article<text:s/>will hold the main content of<text:s/>your<text:s/>page inside<text:s/><text:span text:style-name="T35">3</text:span><text:span text:style-name="T36"><text:s/></text:span><text:span text:style-name="T37">columns</text:span>.<text:s/>Each of those columns should be made up<text:s/>of<text:s/>a<text:s/><text:span text:style-name="T38">container</text:span>.<text:s/></text:p>
        </text:list-item>
        <text:list-item>
          <text:p text:style-name="P39">The first container should have an<text:s/><text:span text:style-name="T40">image<text:s/></text:span>inside a &lt;figure&gt; tag. We will add pictures of our mentors here later on. For now, use the provided<text:s/><text:span text:style-name="T41">WTM logo</text:span><text:s/>to be displayed here.<text:s/></text:p>
        </text:list-item>
        <text:list-item>
          <text:p text:style-name="P42">Inside the second container <text:s/>add a<text:s/><text:span text:style-name="T43">heading</text:span><text:s/>using the &lt;h3&gt; tag. The<text:s/>container’s<text:s/>heading<text:s/>should be the<text:s/><text:span text:style-name="T44">name of a mentor</text:span>.</text:p>
        </text:list-item>
        <text:list-item>
          <text:p text:style-name="P45">The third container holds a &lt;h4&gt; heading reading<text:s/>„<text:span text:style-name="T46">Website</text:span>“. Below there should be a<text:s/><text:span text:style-name="T47">link</text:span><text:s/>to <text:s/>the<text:s/><text:span text:style-name="T48">mentor’s website<text:s/></text:span>(if they have one). Otherwise link to their<text:s/><text:span text:style-name="T49">meetup profile</text:span>.<text:s/></text:p>
        </text:list-item>
        <text:list-item>
          <text:p text:style-name="P50">Underneath add another &lt;h4&gt; heading reading „<text:span text:style-name="T51">Social links</text:span>“.<text:s text:c="2"/>Add an<text:s/><text:span text:style-name="T52">unordered list</text:span><text:s/>with<text:s/><text:span text:style-name="T53">links<text:s/></text:span>inside<text:s/><text:span text:style-name="T54">list items</text:span><text:span text:style-name="T55">.<text:s/></text:span>The links should refer to the mentor’s social media channels (e.g. Twitter, Facebook, Xing).</text:p>
        </text:list-item>
        <text:list-item>
          <text:p text:style-name="P56">Copy the<text:s/><text:span text:style-name="T57">article</text:span><text:s/>five times and add different mentors.</text:p>
        </text:list-item>
      </text:list>
      <text:p text:style-name="P58">CSS</text:p>
      <text:list text:style-name="LFO4" text:continue-numbering="true">
        <text:list-item>
          <text:p text:style-name="P59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Standard" style:display-name="Standard" style:family="paragraph">
      <style:paragraph-properties fo:margin-bottom="0.0833in" fo:line-height="115%"/>
      <style:text-properties fo:font-size="11pt" style:font-size-asian="11pt" style:font-size-complex="11pt" style:language-asian="en" style:country-asian="US" fo:hyphenate="false"/>
    </style:style>
    <style:style style:name="Absatz-Standardschriftart" style:display-name="Absatz-Standardschriftart" style:family="text"/>
    <style:style style:name="Überschrift2Zchn" style:display-name="Überschrift 2 Zchn" style:family="tex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Überschrift1Zchn" style:display-name="Überschrift 1 Zchn" style:family="tex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BesuchterHyperlink" style:display-name="BesuchterHyperlink" style:family="text">
      <style:text-properties fo:color="#800080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bullet text:level="1" text:style-name="WW_CharLFO5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416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1.2416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7416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tefanie</meta:initial-creator>
    <dc:creator>Stefanie</dc:creator>
    <meta:creation-date>2016-03-19T13:17:00Z</meta:creation-date>
    <dc:date>2016-03-19T13:17:00Z</dc:date>
    <meta:template xlink:href="Normal.dotm" xlink:type="simple"/>
    <meta:editing-cycles>2</meta:editing-cycles>
    <meta:editing-duration>PT0S</meta:editing-duration>
    <meta:document-statistic meta:page-count="2" meta:paragraph-count="4" meta:word-count="325" meta:character-count="2374" meta:row-count="17" meta:non-whitespace-character-count="2053"/>
  </office:meta>
</office:document-meta>
</file>